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2.2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umber of documents </text:p>
          </table:table-cell>
          <table:table-cell office:value-type="float" office:value="13901" calcext:value-type="float">
            <text:p>13901</text:p>
          </table:table-cell>
        </table:table-row>
        <table:table-row table:style-name="ro1">
          <table:table-cell office:value-type="string" calcext:value-type="string">
            <text:p>Average terms per document </text:p>
          </table:table-cell>
          <table:table-cell office:value-type="float" office:value="1840.38" calcext:value-type="float">
            <text:p>1840.38</text:p>
          </table:table-cell>
        </table:table-row>
        <table:table-row table:style-name="ro1">
          <table:table-cell office:value-type="string" calcext:value-type="string">
            <text:p>Smallest document length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ongest document length </text:p>
          </table:table-cell>
          <table:table-cell table:style-name="ce1" office:value-type="float" office:value="375090" calcext:value-type="float">
            <text:p>375090</text:p>
          </table:table-cell>
        </table:table-row>
        <table:table-row table:style-name="ro1">
          <table:table-cell office:value-type="string" calcext:value-type="string">
            <text:p>Database directory size </text:p>
          </table:table-cell>
          <table:table-cell office:value-type="string" calcext:value-type="string">
            <text:p>243 MB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ME types:<text:tab/></text:p>
          </table:table-cell>
          <table:table-cell/>
        </table:table-row>
        <table:table-row table:style-name="ro1">
          <table:table-cell office:value-type="string" calcext:value-type="string">
            <text:p>text/html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string" calcext:value-type="string">
            <text:p>text/plain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string" calcext:value-type="string">
            <text:p>application/pdf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string" calcext:value-type="string">
            <text:p>application/vnd.openxmlformats-officedocument.wordprocessingml.documen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pplication/mswor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pplication/zip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pplication/vnd.openxmlformats-officedocument.spreadsheetml.shee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ext/xm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ext/x-cs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pplication/vnd.openxmlformats-officedocument.presentationml.presenta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pplication/vnd.ms-exc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pplication/xm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lication/epub+zip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wis </meta:initial-creator>
    <meta:creation-date>2018-04-10T20:37:01.214207010</meta:creation-date>
    <dc:date>2018-04-10T20:53:00.782939223</dc:date>
    <dc:creator>lewis </dc:creator>
    <meta:editing-duration>PT5M49S</meta:editing-duration>
    <meta:editing-cycles>1</meta:editing-cycles>
    <meta:document-statistic meta:table-count="1" meta:cell-count="37" meta:object-count="0"/>
    <meta:generator>LibreOffice/5.1.6.2$Linux_X86_64 LibreOffice_project/10m0$Build-2</meta:generator>
  </office:meta>
</office:document-meta>
</file>